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Ubuntu Mono', 'DejaVu Mono', monospace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26f" officeooo:paragraph-rsid="000db26f"/>
    </style:style>
    <style:style style:name="P2" style:family="paragraph" style:parent-style-name="Standard">
      <style:text-properties officeooo:rsid="000db26f" officeooo:paragraph-rsid="000e52e9"/>
    </style:style>
    <style:style style:name="P3" style:family="paragraph" style:parent-style-name="Standard">
      <style:text-properties officeooo:rsid="00108d57" officeooo:paragraph-rsid="00108d57"/>
    </style:style>
    <style:style style:name="P4" style:family="paragraph" style:parent-style-name="Standard">
      <style:text-properties officeooo:rsid="0013b05f" officeooo:paragraph-rsid="0013b05f"/>
    </style:style>
    <style:style style:name="P5" style:family="paragraph" style:parent-style-name="Standard">
      <style:text-properties officeooo:paragraph-rsid="0013b05f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3b05f" officeooo:paragraph-rsid="0013b05f"/>
    </style:style>
    <style:style style:name="P8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 officeooo:rsid="00108d57" officeooo:paragraph-rsid="00108d57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1.25pt" fo:letter-spacing="normal" fo:font-style="normal" fo:font-weight="normal" officeooo:rsid="000e52e9"/>
    </style:style>
    <style:style style:name="T3" style:family="text">
      <style:text-properties fo:font-variant="normal" fo:text-transform="none" fo:color="#333333" style:font-name="Helvetica Neue" fo:font-size="11.25pt" fo:letter-spacing="normal" fo:font-style="normal" fo:font-weight="normal" officeooo:rsid="000fd898"/>
    </style:style>
    <style:style style:name="T4" style:family="text">
      <style:text-properties fo:font-variant="normal" fo:text-transform="none" fo:color="#333333" style:font-name="Helvetica Neue" fo:font-size="11.25pt" fo:letter-spacing="normal" fo:font-style="normal" fo:font-weight="normal" officeooo:rsid="000ff1d5"/>
    </style:style>
    <style:style style:name="T5" style:family="text">
      <style:text-properties fo:font-variant="normal" fo:text-transform="none" fo:color="#333333" style:font-name="Helvetica Neue" fo:font-size="11.25pt" fo:letter-spacing="normal" fo:font-style="normal" fo:font-weight="normal" officeooo:rsid="00116465"/>
    </style:style>
    <style:style style:name="T6" style:family="text">
      <style:text-properties fo:font-variant="normal" fo:text-transform="none" fo:color="#333333" style:font-name="Helvetica Neue" fo:font-size="11.25pt" fo:letter-spacing="normal" fo:font-style="normal" fo:font-weight="normal" officeooo:rsid="0013b05f"/>
    </style:style>
    <style:style style:name="T7" style:family="text">
      <style:text-properties fo:font-variant="normal" fo:text-transform="none" fo:color="#333333" style:font-name="Helvetica Neue" fo:font-size="11.25pt" fo:letter-spacing="normal" fo:font-style="normal" fo:font-weight="normal" officeooo:rsid="0013f0e4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3f0e4"/>
    </style:style>
    <style:style style:name="T10" style:family="text">
      <style:text-properties officeooo:rsid="0013b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ennus<text:span text:style-name="T10">tiedot</text:span></text:p>
      <text:p text:style-name="P1"/>
      <text:p text:style-name="P2"><text:span text:style-name="T1">Asenna sovellus </text:span><text:span text:style-name="T3">purkamalla</text:span><text:span text:style-name="T1"> </text:span><text:span text:style-name="T2">SporttiForum.war web-palvelimen</text:span><text:span text:style-name="T1"> nettiin näkyvään hakemistoon (esim. usersin </text:span><text:span text:style-name="T2">/tomcat/webapps/</text:span><text:span text:style-name="T1">). Aseta sen jälkeen tietokannan yhteystiedot oike</text:span><text:span text:style-name="T4">i</text:span><text:span text:style-name="T1">ksi tiedostoon confix.xml.</text:span></text:p>
      <text:p text:style-name="P2"/>
      <text:p text:style-name="P3"><text:span text:style-name="T1">Alla mallitiedosto, </text:span><text:span text:style-name="T5">jos käytät PostreSQL-tietokantaa</text:span><text:span text:style-name="T1">:</text:span></text:p>
      <text:p text:style-name="P3"><text:span text:style-name="T1"/></text:p>
      <text:p text:style-name="P3"><text:span text:style-name="T1">&lt;?xml version="1.0" encoding="UTF-8"?&gt;</text:span></text:p>
      <text:p text:style-name="P3"><text:span text:style-name="T1">&lt;Context antiJARLocking="true" path="/SporttiFoorumi"&gt;</text:span></text:p>
      <text:p text:style-name="P3"><text:span text:style-name="T1"><text:s text:c="4"/>&lt;Resource name="jdbc/tietokanta" auth="Container"</text:span></text:p>
      <text:p text:style-name="P3"><text:span text:style-name="T1"><text:s text:c="8"/>type="javax.sql.DataSource" removeAbandoned="true"</text:span></text:p>
      <text:p text:style-name="P3"><text:span text:style-name="T1"><text:s text:c="8"/>removeAbandonedTimeout="30" maxActive="100"</text:span></text:p>
      <text:p text:style-name="P3"><text:span text:style-name="T1"><text:s text:c="8"/>maxIdle="30" maxWait="10000" username="sinun käyttäjätunnus"</text:span></text:p>
      <text:p text:style-name="P3"><text:span text:style-name="T1"><text:s text:c="8"/>password="sinun salasana"</text:span></text:p>
      <text:p text:style-name="P3"><text:span text:style-name="T1"><text:s text:c="8"/>driverClassName="org.postgresql.Driver"</text:span></text:p>
      <text:p text:style-name="P3"><text:span text:style-name="T1"><text:s text:c="8"/>url="jdbc:postgresql://palvelin/käyttäjätunnus" /&gt;</text:span></text:p>
      <text:p text:style-name="P3"><text:span text:style-name="T1">&lt;/Context&gt;</text:span></text:p>
      <text:p text:style-name="P3"/>
      <text:h text:style-name="P8" text:outline-level="2">Käynnistys- / käyttöohje</text:h>
      <text:p text:style-name="P4"><text:span text:style-name="T1">Sovellus löytyy osoitteesta </text:span><text:a xlink:type="simple" xlink:href="http://t-sariraut.users.cs.helsinki.fi/SporttiFoorumi/">http://t-sariraut.users.cs.helsinki.fi/SporttiFoorumi/</text:a><text:span text:style-name="T1"> Testausta varten tarvittavat tunnukset:</text:span></text:p>
      <text:p text:style-name="P5"><text:span text:style-name="T6">ylläpitäjä</text:span><text:span text:style-name="T7">n käyttäjätunnus: </text:span><text:span text:style-name="T8">suvis@helsinki.fi, </text:span><text:span text:style-name="T9">salasana: </text:span><text:span text:style-name="T8">suvis8uvi8 .</text:span></text:p>
      <text:p text:style-name="P6"><text:span text:style-name="T9">t</text:span><text:span text:style-name="T8">avallisen käyttäjän tunnus ja salasana: kalle.aalto@hkl.fi, kops34rj</text:span></text:p>
      <text:p text:style-name="P7"><text:span text:style-name="T8">Ylläpitäjä näkee sivujen oikean yläkulman ylläpitovalikon, jonka kautta voi lisätä ja muokata ryhmiä ja käyttäjiä sekä poistaa viestejä ja viestiketjuj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Ubuntu Mono', 'DejaVu Mono', monospace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21:18:12.958473145</meta:creation-date>
    <dc:date>2015-02-07T21:36:49.906078701</dc:date>
    <meta:editing-duration>PT13M47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92" meta:character-count="1169" meta:non-whitespace-character-count="1043"/>
  </office:meta>
</office:document-meta>
</file>